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B50000011EC00B0409CCF048D4.eps" manifest:media-type="image/x-eps"/>
  <manifest:file-entry manifest:full-path="Pictures/20000002000001B50000011EE50E114A603B8F07.eps" manifest:media-type="image/x-eps"/>
  <manifest:file-entry manifest:full-path="Pictures/20000002000001B50000011EFC0932EF5B3BCC0B.eps" manifest:media-type="image/x-eps"/>
  <manifest:file-entry manifest:full-path="Pictures/20000002000001B50000011E86FBF4B3780F6EDE.eps" manifest:media-type="image/x-eps"/>
  <manifest:file-entry manifest:full-path="Pictures/20000002000001B50000011EFB90AC5C48F69EA9.eps" manifest:media-type="image/x-eps"/>
  <manifest:file-entry manifest:full-path="Pictures/20000002000001B90000011E051B203CEE929F63.eps" manifest:media-type="image/x-eps"/>
  <manifest:file-entry manifest:full-path="Pictures/20000002000001B700000211F88688287088FDA5.eps" manifest:media-type="image/x-eps"/>
  <manifest:file-entry manifest:full-path="Pictures/20000002000001B50000011E1CA17857D837B042.eps" manifest:media-type="image/x-eps"/>
  <manifest:file-entry manifest:full-path="Pictures/20000002000001BE0000011F36B143BA67DFB66C.eps" manifest:media-type="image/x-eps"/>
  <manifest:file-entry manifest:full-path="Pictures/20000002000001C20000011C5B3D7DD5063F7F3F.eps" manifest:media-type="image/x-eps"/>
  <manifest:file-entry manifest:full-path="Pictures/20000002000001B50000011E76E4A1584766AEF7.eps" manifest:media-type="image/x-eps"/>
  <manifest:file-entry manifest:full-path="Pictures/20000002000001B50000012103C14D2FF8F51C32.eps" manifest:media-type="image/x-eps"/>
  <manifest:file-entry manifest:full-path="Pictures/20000002000001B50000011EFC6008DEB58FCB3D.eps" manifest:media-type="image/x-eps"/>
  <manifest:file-entry manifest:full-path="Pictures/20000002000001BE000001185E2A336B881CBF8A.eps" manifest:media-type="image/x-eps"/>
  <manifest:file-entry manifest:full-path="Pictures/20000002000001B50000011E32FB9AA84B03AADF.eps" manifest:media-type="image/x-eps"/>
  <manifest:file-entry manifest:full-path="Pictures/20000002000001B50000011E689D1A7BB88153F1.eps" manifest:media-type="image/x-eps"/>
  <manifest:file-entry manifest:full-path="Pictures/20000002000001B50000011ED6525B7A291D7D05.eps" manifest:media-type="image/x-eps"/>
  <manifest:file-entry manifest:full-path="Pictures/20000002000001B50000011E1882A8D468147FDD.eps" manifest:media-type="image/x-eps"/>
  <manifest:file-entry manifest:full-path="Pictures/20000002000001B50000011E1E5D8D8427B4A2D4.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ab59" officeooo:paragraph-rsid="0005ab59"/>
    </style:style>
    <style:style style:name="P2" style:family="paragraph" style:parent-style-name="Standard">
      <style:paragraph-properties fo:text-align="center" style:justify-single-word="false"/>
      <style:text-properties officeooo:rsid="0005ab59" officeooo:paragraph-rsid="0005ab59"/>
    </style:style>
    <style:style style:name="P3" style:family="paragraph" style:parent-style-name="Standard">
      <style:text-properties officeooo:rsid="0006118d" officeooo:paragraph-rsid="0006118d"/>
    </style:style>
    <style:style style:name="P4" style:family="paragraph" style:parent-style-name="Standard">
      <style:text-properties fo:font-size="11pt" officeooo:rsid="0006118d" officeooo:paragraph-rsid="0006118d" style:font-size-asian="11pt" style:font-size-complex="11pt"/>
    </style:style>
    <style:style style:name="P5" style:family="paragraph" style:parent-style-name="Standard">
      <style:text-properties fo:font-size="11pt" officeooo:rsid="0006eff8" officeooo:paragraph-rsid="0006eff8" style:font-size-asian="11pt" style:font-size-complex="11pt"/>
    </style:style>
    <style:style style:name="P6" style:family="paragraph" style:parent-style-name="Standard">
      <style:text-properties fo:font-size="11pt" officeooo:rsid="00080a25" officeooo:paragraph-rsid="00080a25" style:font-size-asian="11pt" style:font-size-complex="11pt"/>
    </style:style>
    <style:style style:name="P7" style:family="paragraph" style:parent-style-name="Standard">
      <style:text-properties fo:font-size="11pt" officeooo:rsid="0005ab59" officeooo:paragraph-rsid="0005ab59" style:font-size-asian="11pt" style:font-size-complex="11pt"/>
    </style:style>
    <style:style style:name="P8" style:family="paragraph" style:parent-style-name="Standard">
      <style:text-properties fo:font-size="11pt" officeooo:rsid="0009fd19" officeooo:paragraph-rsid="0009fd19" style:font-size-asian="11pt" style:font-size-complex="11pt"/>
    </style:style>
    <style:style style:name="P9" style:family="paragraph" style:parent-style-name="Standard">
      <style:text-properties fo:font-size="11pt" officeooo:rsid="000b2201" officeooo:paragraph-rsid="000b2201" style:font-size-asian="11pt" style:font-size-complex="11pt"/>
    </style:style>
    <style:style style:name="P10" style:family="paragraph" style:parent-style-name="Standard">
      <style:text-properties fo:font-size="11pt" officeooo:rsid="000bbd07" officeooo:paragraph-rsid="000bbd07" style:font-size-asian="11pt" style:font-size-complex="11pt"/>
    </style:style>
    <style:style style:name="P11" style:family="paragraph" style:parent-style-name="Standard">
      <style:text-properties fo:font-size="11pt" fo:font-style="italic" officeooo:rsid="000bbd07" officeooo:paragraph-rsid="000bbd07" style:font-size-asian="11pt" style:font-style-asian="italic" style:font-size-complex="11pt" style:font-style-complex="italic"/>
    </style:style>
    <style:style style:name="P12" style:family="paragraph" style:parent-style-name="Standard">
      <style:text-properties fo:font-size="11pt" fo:font-style="italic" officeooo:rsid="000e5cd6" officeooo:paragraph-rsid="000e5cd6" style:font-size-asian="11pt" style:font-style-asian="italic" style:font-size-complex="11pt" style:font-style-complex="italic"/>
    </style:style>
    <style:style style:name="P13" style:family="paragraph" style:parent-style-name="Standard">
      <style:paragraph-properties fo:text-align="center" style:justify-single-word="false"/>
      <style:text-properties fo:font-size="14pt" fo:font-weight="bold" officeooo:rsid="0005ab59" officeooo:paragraph-rsid="0005ab59" style:font-size-asian="14pt" style:font-weight-asian="bold" style:font-size-complex="14pt" style:font-weight-complex="bold"/>
    </style:style>
    <style:style style:name="P14" style:family="paragraph" style:parent-style-name="Table_20_Contents">
      <style:text-properties fo:font-size="11pt" style:font-size-asian="11pt" style:font-size-complex="11pt"/>
    </style:style>
    <style:style style:name="P15" style:family="paragraph" style:parent-style-name="Standard">
      <style:text-properties style:text-position="0% 100%" fo:font-size="11pt" officeooo:rsid="0006eff8" officeooo:paragraph-rsid="0006eff8" style:font-size-asian="11pt" style:font-size-complex="11pt"/>
    </style:style>
    <style:style style:name="P16" style:family="paragraph" style:parent-style-name="Standard">
      <style:text-properties style:text-position="0% 100%" fo:font-size="11pt" officeooo:rsid="00080a25" officeooo:paragraph-rsid="00080a25" style:font-size-asian="11pt" style:font-size-complex="11pt"/>
    </style:style>
    <style:style style:name="P17" style:family="paragraph" style:parent-style-name="Standard">
      <style:text-properties style:text-position="0% 100%" fo:font-size="11pt" officeooo:rsid="0009fd19" officeooo:paragraph-rsid="0009fd19" style:font-size-asian="11pt" style:font-size-complex="11pt"/>
    </style:style>
    <style:style style:name="P18" style:family="paragraph" style:parent-style-name="Standard">
      <style:text-properties style:text-position="0% 100%" fo:font-size="11pt" officeooo:rsid="000b2201" officeooo:paragraph-rsid="0009fd19" style:font-size-asian="11pt" style:font-size-complex="11pt"/>
    </style:style>
    <style:style style:name="P19" style:family="paragraph" style:parent-style-name="Standard">
      <style:text-properties style:text-position="0% 100%" fo:font-size="11pt" officeooo:rsid="000b2201" officeooo:paragraph-rsid="000b2201" style:font-size-asian="11pt" style:font-size-complex="11pt"/>
    </style:style>
    <style:style style:name="P20" style:family="paragraph" style:parent-style-name="Standard">
      <style:text-properties style:text-position="0% 100%" fo:font-size="11pt" officeooo:rsid="000bbd07" officeooo:paragraph-rsid="000b2201" style:font-size-asian="11pt" style:font-size-complex="11pt"/>
    </style:style>
    <style:style style:name="P21" style:family="paragraph" style:parent-style-name="Standard">
      <style:text-properties style:text-position="0% 100%" fo:font-size="11pt" officeooo:rsid="000bbd07" officeooo:paragraph-rsid="000bbd07" style:font-size-asian="11pt" style:font-size-complex="11pt"/>
    </style:style>
    <style:style style:name="P22" style:family="paragraph" style:parent-style-name="Standard">
      <style:text-properties style:text-position="0% 100%" fo:font-size="11pt" officeooo:rsid="000bbd07" officeooo:paragraph-rsid="0010fca0" style:font-size-asian="11pt" style:font-size-complex="11pt"/>
    </style:style>
    <style:style style:name="P23" style:family="paragraph" style:parent-style-name="Standard">
      <style:text-properties style:text-position="0% 100%" fo:font-size="11pt" fo:font-style="normal" officeooo:rsid="000e3826" officeooo:paragraph-rsid="000caa1c" style:font-size-asian="11pt" style:font-style-asian="normal" style:font-size-complex="11pt" style:font-style-complex="normal"/>
    </style:style>
    <style:style style:name="P24" style:family="paragraph" style:parent-style-name="Standard">
      <style:text-properties style:text-position="0% 100%" fo:font-size="11pt" fo:font-style="normal" officeooo:rsid="000e3826" officeooo:paragraph-rsid="000e3826" style:font-size-asian="11pt" style:font-style-asian="normal" style:font-size-complex="11pt" style:font-style-complex="normal"/>
    </style:style>
    <style:style style:name="P25" style:family="paragraph" style:parent-style-name="Standard">
      <style:text-properties style:text-position="0% 100%" fo:font-size="11pt" fo:font-style="normal" officeooo:paragraph-rsid="000f0c61" style:font-size-asian="11pt" style:font-style-asian="normal" style:font-size-complex="11pt" style:font-style-complex="normal"/>
    </style:style>
    <style:style style:name="P26" style:family="paragraph" style:parent-style-name="Standard">
      <style:text-properties style:text-position="0% 100%" fo:font-size="11pt" fo:font-style="normal" officeooo:rsid="00158e35" officeooo:paragraph-rsid="00158e35" style:font-size-asian="11pt" style:font-style-asian="normal" style:font-size-complex="11pt" style:font-style-complex="normal"/>
    </style:style>
    <style:style style:name="P27" style:family="paragraph" style:parent-style-name="Standard" style:list-style-name="L1">
      <style:text-properties style:text-position="0% 100%" fo:font-size="11pt" fo:font-style="normal" officeooo:rsid="00158e35" officeooo:paragraph-rsid="00158e35" style:font-size-asian="11pt" style:font-style-asian="normal" style:font-size-complex="11pt" style:font-style-complex="normal"/>
    </style:style>
    <style:style style:name="P28" style:family="paragraph" style:parent-style-name="Standard">
      <style:text-properties style:text-position="0% 100%" fo:font-size="11pt" fo:font-style="italic" officeooo:paragraph-rsid="000f0c61" style:font-size-asian="11pt" style:font-style-asian="italic" style:font-size-complex="11pt" style:font-style-complex="italic"/>
    </style:style>
    <style:style style:name="P29" style:family="paragraph" style:parent-style-name="Standard">
      <style:text-properties style:text-position="0% 100%" officeooo:rsid="000bbd07" officeooo:paragraph-rsid="000f0c61"/>
    </style:style>
    <style:style style:name="P30" style:family="paragraph" style:parent-style-name="Standard">
      <style:text-properties fo:font-size="11pt" officeooo:paragraph-rsid="000caa1c" style:font-size-asian="11pt" style:font-size-complex="11pt"/>
    </style:style>
    <style:style style:name="P31" style:family="paragraph" style:parent-style-name="Standard">
      <style:text-properties fo:font-size="11pt" officeooo:rsid="0006eff8" officeooo:paragraph-rsid="0012d0bb" style:font-size-asian="11pt" style:font-size-complex="11pt"/>
    </style:style>
    <style:style style:name="P32" style:family="paragraph" style:parent-style-name="Standard">
      <style:text-properties fo:font-size="11pt" officeooo:rsid="000b2201" officeooo:paragraph-rsid="0017ef8a" style:font-size-asian="11pt" style:font-size-complex="11pt"/>
    </style:style>
    <style:style style:name="P33" style:family="paragraph" style:parent-style-name="Standard">
      <style:text-properties fo:font-size="11pt" fo:font-style="italic" officeooo:rsid="000caa1c" officeooo:paragraph-rsid="000caa1c" style:font-size-asian="11pt" style:font-style-asian="italic" style:font-size-complex="11pt" style:font-style-complex="italic"/>
    </style:style>
    <style:style style:name="P34" style:family="paragraph" style:parent-style-name="Standard">
      <style:text-properties fo:font-size="11pt" fo:font-style="italic" officeooo:rsid="000caa1c" officeooo:paragraph-rsid="00147f0f" style:font-size-asian="11pt" style:font-style-asian="italic" style:font-size-complex="11pt" style:font-style-complex="italic"/>
    </style:style>
    <style:style style:name="P35" style:family="paragraph" style:parent-style-name="Standard">
      <style:text-properties fo:font-size="11pt" fo:font-style="italic" officeooo:rsid="0010fca0" officeooo:paragraph-rsid="0010fca0" style:font-size-asian="11pt" style:font-style-asian="italic" style:font-size-complex="11pt" style:font-style-complex="italic"/>
    </style:style>
    <style:style style:name="P36" style:family="paragraph" style:parent-style-name="Standard">
      <style:text-properties fo:font-size="11pt" fo:font-style="italic" officeooo:rsid="0011ecca" officeooo:paragraph-rsid="0011ecca" style:font-size-asian="11pt" style:font-style-asian="italic" style:font-size-complex="11pt" style:font-style-complex="italic"/>
    </style:style>
    <style:style style:name="P37" style:family="paragraph" style:parent-style-name="Standard">
      <style:text-properties fo:font-size="11pt" fo:font-style="italic" officeooo:rsid="000e3826" officeooo:paragraph-rsid="000e3826" style:font-size-asian="11pt" style:font-style-asian="italic" style:font-size-complex="11pt" style:font-style-complex="italic"/>
    </style:style>
    <style:style style:name="P38" style:family="paragraph" style:parent-style-name="Standard">
      <style:text-properties fo:font-size="11pt" fo:font-style="italic" officeooo:rsid="00147f0f" officeooo:paragraph-rsid="00147f0f" style:font-size-asian="11pt" style:font-style-asian="italic" style:font-size-complex="11pt" style:font-style-complex="italic"/>
    </style:style>
    <style:style style:name="P39" style:family="paragraph" style:parent-style-name="Standard">
      <style:paragraph-properties fo:break-before="page"/>
      <style:text-properties style:text-position="0% 100%" fo:font-size="11pt" officeooo:rsid="00080a25" officeooo:paragraph-rsid="00080a25" style:font-size-asian="11pt" style:font-size-complex="11pt"/>
    </style:style>
    <style:style style:name="T1" style:family="text">
      <style:text-properties officeooo:rsid="0006118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6118d" style:font-style-asian="italic" style:font-weight-asian="normal" style:font-style-complex="italic" style:font-weight-complex="normal"/>
    </style:style>
    <style:style style:name="T5" style:family="text">
      <style:text-properties style:text-position="sub 58%"/>
    </style:style>
    <style:style style:name="T6" style:family="text">
      <style:text-properties style:text-position="sub 58%" officeooo:rsid="0006118d"/>
    </style:style>
    <style:style style:name="T7" style:family="text">
      <style:text-properties style:text-position="sub 58%" fo:font-style="normal" style:font-style-asian="normal" style:font-style-complex="normal"/>
    </style:style>
    <style:style style:name="T8" style:family="text">
      <style:text-properties officeooo:rsid="0006eff8"/>
    </style:style>
    <style:style style:name="T9" style:family="text">
      <style:text-properties style:text-position="0% 100%"/>
    </style:style>
    <style:style style:name="T10" style:family="text">
      <style:text-properties style:text-position="0% 100%" officeooo:rsid="0006118d"/>
    </style:style>
    <style:style style:name="T11" style:family="text">
      <style:text-properties style:text-position="0% 100%" officeooo:rsid="00080a25"/>
    </style:style>
    <style:style style:name="T12" style:family="text">
      <style:text-properties style:text-position="0% 100%" officeooo:rsid="000b2201"/>
    </style:style>
    <style:style style:name="T13" style:family="text">
      <style:text-properties style:text-position="0% 100%" officeooo:rsid="0009fd19"/>
    </style:style>
    <style:style style:name="T14" style:family="text">
      <style:text-properties style:text-position="0% 100%" officeooo:rsid="0006eff8"/>
    </style:style>
    <style:style style:name="T15" style:family="text">
      <style:text-properties style:text-position="0% 100%" officeooo:rsid="000bbd07"/>
    </style:style>
    <style:style style:name="T16" style:family="text">
      <style:text-properties style:text-position="0% 100%" officeooo:rsid="000caa1c"/>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0e3826" style:font-style-asian="normal" style:font-style-complex="normal"/>
    </style:style>
    <style:style style:name="T19" style:family="text">
      <style:text-properties style:text-position="0% 100%" fo:font-style="normal" officeooo:rsid="0006eff8" style:font-style-asian="normal" style:font-style-complex="normal"/>
    </style:style>
    <style:style style:name="T20" style:family="text">
      <style:text-properties style:text-position="0% 100%" fo:font-style="normal" officeooo:rsid="0011ecca" style:font-style-asian="normal" style:font-style-complex="normal"/>
    </style:style>
    <style:style style:name="T21" style:family="text">
      <style:text-properties style:text-position="0% 100%" fo:font-style="normal" officeooo:rsid="0012d0bb" style:font-style-asian="normal" style:font-style-complex="normal"/>
    </style:style>
    <style:style style:name="T22" style:family="text">
      <style:text-properties style:text-position="0% 100%" fo:font-style="normal" officeooo:rsid="0017ef8a" style:font-style-asian="normal" style:font-style-complex="normal"/>
    </style:style>
    <style:style style:name="T23" style:family="text">
      <style:text-properties style:text-position="0% 100%" officeooo:rsid="000e3826"/>
    </style:style>
    <style:style style:name="T24" style:family="text">
      <style:text-properties style:text-position="0% 100%" fo:font-size="11pt" officeooo:rsid="000caa1c" style:font-size-asian="11pt" style:font-size-complex="11pt"/>
    </style:style>
    <style:style style:name="T25" style:family="text">
      <style:text-properties style:text-position="0% 100%" officeooo:rsid="001066f5"/>
    </style:style>
    <style:style style:name="T26" style:family="text">
      <style:text-properties style:text-position="0% 100%" style:font-name="Liberation Serif1" fo:font-style="normal" style:font-style-asian="normal" style:font-style-complex="normal"/>
    </style:style>
    <style:style style:name="T27" style:family="text">
      <style:text-properties style:text-position="0% 100%" style:font-name="Liberation Serif1" fo:font-style="normal" officeooo:rsid="0012d0bb" style:font-style-asian="normal" style:font-style-complex="normal"/>
    </style:style>
    <style:style style:name="T28" style:family="text">
      <style:text-properties style:text-position="0% 100%" style:font-name="Liberation Serif1" fo:font-style="normal" officeooo:rsid="00147f0f" style:font-style-asian="normal" style:font-style-complex="normal"/>
    </style:style>
    <style:style style:name="T29" style:family="text">
      <style:text-properties style:text-position="0% 100%" officeooo:rsid="0017ef8a"/>
    </style:style>
    <style:style style:name="T30" style:family="text">
      <style:text-properties fo:font-size="11pt" style:font-size-asian="11pt" style:font-size-complex="11pt"/>
    </style:style>
    <style:style style:name="T31" style:family="text">
      <style:text-properties officeooo:rsid="000bbd07"/>
    </style:style>
    <style:style style:name="T32" style:family="text">
      <style:text-properties officeooo:rsid="000f0c61"/>
    </style:style>
    <style:style style:name="T33" style:family="text">
      <style:text-properties officeooo:rsid="001066f5"/>
    </style:style>
    <style:style style:name="T34" style:family="text">
      <style:text-properties officeooo:rsid="0010ab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IWG7 4MOST Galactic Pipeline (4GP): Development Report</text:p>
      <text:p text:style-name="P2">Dominic Ford, Lund Observatory</text:p>
      <text:p text:style-name="P2">21 July 2017</text:p>
      <text:p text:style-name="P1"/>
      <text:p text:style-name="P7">The 4MOST Galactic Pipeline (4GP) is a collection of python modules which wrap spectral synthesis and processing tools including Turbospectrum, 4FS, radial-velocity estimating codes, and the Cannon. A common data format is used <text:span text:style-name="T32">to</text:span> stor<text:span text:style-name="T32">e</text:span> spectra and their associated metadata, <text:span text:style-name="T1">including the ability to search for spectra by arbitrary metadata constraints. This</text:span> allows spectra to be easily passed between a<text:span text:style-name="T32">n</text:span>y combination of tools. <text:span text:style-name="T1">A simple web interface allows the contents of spectrum libraries to be searched and viewed quickly for diagnostic purposes.</text:span></text:p>
      <text:p text:style-name="P7"/>
      <text:p text:style-name="P4">In due course we will use this framework to develop a fully automated pipeline for extracting radial velocities and stellar labels from observed spectra. Presently, we are using it to characterise the accuracy and speed with which the Cannon can operate when tested on noisy spectra.</text:p>
      <text:p text:style-name="P7"/>
      <text:p text:style-name="P7">The code and associated documentation is available on GitHub:</text:p>
      <text:p text:style-name="P7"/>
      <text:p text:style-name="P1"><text:a xlink:type="simple" xlink:href="https://github.com/dcf21/4most-4gp" text:style-name="Internet_20_link" text:visited-style-name="Visited_20_Internet_20_Link"><text:span text:style-name="T30">https://github.com/dcf21/4most-4gp</text:span></text:a></text:p>
      <text:p text:style-name="P1"><text:a xlink:type="simple" xlink:href="https://github.com/dcf21/4most-4gp-scripts" text:style-name="Internet_20_link" text:visited-style-name="Visited_20_Internet_20_Link"><text:span text:style-name="T30">https://github.com/dcf21/4most-4gp-scripts</text:span></text:a></text:p>
      <text:p text:style-name="P7"/>
      <text:p text:style-name="P4">The Cannon is a data-driven code which uses machine-learning algorithms to learn how each pixel within a spectrum correlates with each label which is to be derived. <text:span text:style-name="T2">Label</text:span> in this context may refer to stellar parameters – <text:span text:style-name="T3">T</text:span><text:span text:style-name="T5">eff</text:span>, log(<text:span text:style-name="T2">g</text:span>) and [Fe/H] – or the abundances of particular elements.</text:p>
      <text:p text:style-name="P4"/>
      <text:p text:style-name="P4">The Cannon requires a training set of stars with known stellar labels in addition to the test stars whose labels <text:span text:style-name="T8">are to be determined.</text:span></text:p>
      <text:p text:style-name="P3"/>
      <text:h text:style-name="Heading_20_2" text:outline-level="2">Input Spectra</text:h>
      <text:p text:style-name="P5">For the purposes of our tests, we use <text:span text:style-name="T32">synthetic spectra for </text:span>a sample of 1,232 training stars and 1,001 test stars. T<text:span text:style-name="T33">o make them as realistic as possible, t</text:span>he <text:span text:style-name="T33">labels used to synthesise each star are taken from real </text:span>giant stars with <text:s/><text:span text:style-name="T4">T</text:span><text:span text:style-name="T6">eff</text:span><text:span text:style-name="T10"> </text:span><text:span text:style-name="T9">&lt; 5000 K </text:span><text:span text:style-name="T25">catalogued by </text:span><text:span text:style-name="T9">APOGEE. This sample is identical to the stars used by Casey &amp; Hawkins in their preliminary tests in 2016.</text:span></text:p>
      <text:p text:style-name="P15"/>
      <text:p text:style-name="P31"><text:span text:style-name="T25">The synthetic spectra were generated using </text:span><text:span text:style-name="T9">Turbospectrum </text:span><text:span text:style-name="T25">and span</text:span><text:span text:style-name="T9"> the wavelength range 3700 </text:span><text:span text:style-name="T27">Å</text:span><text:span text:style-name="T9"> to 9500 </text:span><text:span text:style-name="T27">Å</text:span><text:span text:style-name="T9"> at a spectral resolution of 50,000. This is significantly higher resolution than 4MOST HRS, and is selected so that the output can be reused for future tests </text:span><text:span text:style-name="T25">at a range of wavelengths</text:span><text:span text:style-name="T9">. Each spectrum takes ~ 7 minutes to synthesise </text:span><text:span text:style-name="T25">on a single CPU core</text:span><text:span text:style-name="T9">, so </text:span><text:span text:style-name="T11">resynthesising </text:span><text:span text:style-name="T9">the complete sample takes roughly 10 CPU days.</text:span></text:p>
      <text:p text:style-name="P15"/>
      <text:p text:style-name="P6"><text:span text:style-name="T9">The parameter-space </text:span><text:span text:style-name="T16">covera</text:span><text:span text:style-name="T23">g</text:span><text:span text:style-name="T16">e of the test and training sets</text:span><text:span text:style-name="T9"> are shown below:</text:span></text:p>
      <text:p text:style-name="P16"/>
      <text:p text:style-name="P16"><draw:frame draw:style-name="fr1" draw:name="Image1" text:anchor-type="paragraph" svg:x="0.229cm" svg:y="0cm" svg:width="7.916cm" svg:height="5.094cm" draw:z-index="0"><draw:image xlink:href="Pictures/20000002000001BE0000011F36B143BA67DFB66C.eps" xlink:type="simple" xlink:show="embed" xlink:actuate="onLoad"/></draw:frame><draw:frame draw:style-name="fr1" draw:name="Image2" text:anchor-type="paragraph" svg:x="8.241cm" svg:y="0cm" svg:width="8.405cm" svg:height="5.276cm" draw:z-index="1"><draw:image xlink:href="Pictures/20000002000001BE000001185E2A336B881CBF8A.eps" xlink:type="simple" xlink:show="embed" xlink:actuate="onLoad"/></draw:frame></text:p>
      <text:p text:style-name="P16"/>
      <text:p text:style-name="P39"><draw:frame draw:style-name="fr2" draw:name="Image3" text:anchor-type="paragraph" svg:x="0.397cm" svg:y="0cm" svg:width="8.322cm" svg:height="5.253cm" draw:z-index="2"><draw:image xlink:href="Pictures/20000002000001C20000011C5B3D7DD5063F7F3F.eps" xlink:type="simple" xlink:show="embed" xlink:actuate="onLoad"/></draw:frame></text:p>
      <text:p text:style-name="P11"><text:span text:style-name="T9">Figure 1: The parameter space </text:span><text:span text:style-name="T11">coverage of the test and training sets.</text:span></text:p>
      <text:p text:style-name="P17"/>
      <text:p text:style-name="P8"><text:span text:style-name="T9">To add noise to the synthetic spectra, we use the 4FS Exposure Time Calculator (ETC). This can calculate the length of observation needed to observe each object to any given signal to noise ratio, including a model of the sky transmission and emission at Paranal. It also down-samples the synthetic spectra to the resolution expected from 4MOST, </text:span><text:span text:style-name="T12">and accounts for the wavelength-dependent sensitivity of each of 4MOST’s detector chips.</text:span></text:p>
      <text:p text:style-name="P18"/>
      <text:p text:style-name="P9"><text:span text:style-name="T9">The process is illustrated </text:span><text:span text:style-name="T15">in Figure 2</text:span><text:span text:style-name="T9"> for one of the test stars in our sample. Panel (a) shows the synthesised flux for the test object, as returned by Turbospectrum. Panels (c) and (d) show the degraded spectra returned by 4FS for 4MOST’s HRS and LRS modes respectively. The three wavelength arms within each mode are shown in different colours.</text:span></text:p>
      <text:p text:style-name="P19"/>
      <text:p text:style-name="P32"><text:span text:style-name="T9">For each object, the Cannon requires a single spectrum, sampled on a common raster of wavelengths shared with all the input spectra</text:span><text:span text:style-name="T13">. </text:span><text:span text:style-name="T9">To achieve this, we stitch the spectra from the three wavelength arms together, as shown in panels (e) and (f). In the LRS mode, the wavelength arms overlap, and we made the arbitrary decision to splice them at wavelengths of 5327.7 </text:span><text:span text:style-name="T27">Å</text:span><text:span text:style-name="T9"> and 7031.7 </text:span><text:span text:style-name="T27">Å</text:span><text:span text:style-name="T9">. These splicing points are identical to those used by </text:span><text:span text:style-name="T14">Casey &amp; Hawkins </text:span><text:span text:style-name="T9">(2016).</text:span></text:p>
      <text:p text:style-name="P19"/>
      <text:h text:style-name="Heading_20_2" text:outline-level="2">Defining SNR</text:h>
      <text:p text:style-name="P9"><text:span text:style-name="T15">T</text:span><text:span text:style-name="T9">he nominal SNR of a spectrum </text:span><text:span text:style-name="T15">needs to be precisely defined, because the SNR is wavelength dependent. The SNR of the spectrum discussed above is shown in panels (g) and (h) on the next page.</text:span></text:p>
      <text:p text:style-name="P20"/>
      <text:p text:style-name="P10"><text:span text:style-name="T9">Following </text:span><text:span text:style-name="T14">Casey &amp; Hawkins </text:span><text:span text:style-name="T12">(2016), </text:span><text:span text:style-name="T9">we define the nominal SNR to be the median SNR per pixel in the range 6180 A to 6680 A. This region was chosen because it is common to both LRS and HRS, and it does not fall near the edges of any chips, where the SNR is atypically low.</text:span></text:p>
      <text:p text:style-name="P21"/>
      <text:p text:style-name="P22">The nominal SNR of the spectrum shown here is 250 <text:span text:style-name="T34">per pixel</text:span>. <text:span text:style-name="T34">In our tests, we degraded each test spectrum to seven SNRs per pixel: 5, 10, 15, 20, 50, 100 and 250. The training spectra were only degraded to an SNR per pixel of 250; we never train the Cannon on noisy spectra.</text:span></text:p>
      <text:p text:style-name="P22"/>
      <text:p text:style-name="P22"><text:span text:style-name="T34">This process takes ~ 5 seconds per spectrum on a single core, including both LRS and HRS modes at all seven SNRs. Degrading the full sample of 2,233 stars takes around three CPU hours in total.</text:span></text:p>
      <text:p text:style-name="P21"/>
      <text:h text:style-name="Heading_20_2" text:outline-level="2">Continuum normalisation</text:h>
      <text:p text:style-name="P21">The Cannon requires its input spectra to be continuum normalised. Applying continuum normalisation to the output of 4FS is not straightforward, especially at the edges of the chips, where the flux is low.</text:p>
      <text:p text:style-name="P21"/>
      <text:p text:style-name="P30"><text:span text:style-name="T16">Turbospectrum produces the input spectra in both continuum-normalised and non-continuum-normalised form, and so as a work-around, we extract the continuum (with no lines) by dividing the latter by the form</text:span><text:span text:style-name="T25">er</text:span><text:span text:style-name="T16">. </text:span><text:span text:style-name="T25">This is shown in panel (b) of Figure 2.</text:span><text:span text:style-name="T16"> Passing this through a separate run of 4FS gives a continuum-only </text:span><text:soft-page-break/><text:span text:style-name="T16">output spectra. Dividing the spectrum with lines </text:span><text:span text:style-name="T25">by</text:span><text:span text:style-name="T16"> that without lines gives a perfectly continuum-normalised output </text:span><text:span text:style-name="T29">from 4FS</text:span><text:span text:style-name="T16">.</text:span></text:p>
      <text:p text:style-name="P30"><text:span text:style-name="T16"/></text:p>
      <text:p text:style-name="P25"><draw:frame draw:style-name="fr6" draw:name="Image4" text:anchor-type="paragraph" svg:width="15.487cm" svg:height="18.662cm" draw:z-index="18"><draw:image xlink:href="Pictures/20000002000001B700000211F88688287088FDA5.eps" xlink:type="simple" xlink:show="embed" xlink:actuate="onLoad"/></draw:frame><text:span text:style-name="T24"/></text:p>
      <text:p text:style-name="P29"/>
      <text:p text:style-name="P28"><text:span text:style-name="T31">Figure 2: The process of putting an example synthetic spectrum through 4FS. See the text for details. The star shown here has the APOGEE ID: </text:span>2M22552267+5331345.</text:p>
      <text:h text:style-name="Heading_20_2" text:outline-level="2">Accuracy of the Cannon’s label determination</text:h>
      <text:p text:style-name="P35"><text:span text:style-name="T17">The Cannon takes roughly 12 hours on a quad-core computer to estimate labels from 7,007 spectra (i.e. 1,001 stars degraded to seven SNRs). Of this time, two hours is spent training the Cannon, and the remainder is spent </text:span><text:span text:style-name="T20">working through the test spectra.</text:span></text:p>
      <text:p text:style-name="P35"><text:span text:style-name="T20"/></text:p>
      <text:p text:style-name="P36"><text:soft-page-break/><text:span text:style-name="T20">S</text:span><text:span text:style-name="T17">ince the training step is a one-off expense, this indicates that to meet the eventual computational needs of 4MOST, roughly one quad-core server will be required </text:span><text:span text:style-name="T22">to run the Cannon </text:span><text:span text:style-name="T17">per every 15,000 spectra that are to be analysed each <text:s/>day.</text:span></text:p>
      <text:p text:style-name="P33"><text:span text:style-name="T17"/></text:p>
      <text:p text:style-name="P34"><text:span text:style-name="T17">The plots below show the mean absolute offset of the stellar label values estimated by the Cannon, from those used to synthesise the spectra. This is plotted against the nominal SNR </text:span><text:span text:style-name="T18">per Angstrom</text:span><text:span text:style-name="T17"> to which the input spectra were degraded. Each data point is an average of </text:span><text:span text:style-name="T18">all</text:span><text:span text:style-name="T17"> 1,001 </text:span><text:span text:style-name="T18">test objects. </text:span><text:span text:style-name="T21">The conversion from SNR/pixel to SNR/</text:span><text:span text:style-name="T27">Å </text:span><text:span text:style-name="T28">is achieved by dividing by the square root of the median number of pixels per </text:span><text:span text:style-name="T27">Å </text:span><text:span text:style-name="T28">across the spectrum.</text:span></text:p>
      <text:p text:style-name="P23"/>
      <text:p text:style-name="P12"><text:span text:style-name="T18">G</text:span><text:span text:style-name="T17">rey horizontal lines show the target accuracies for each stellar label, as quoted by Thomas Bensby at the DFDR meeting. These are 0.1-0.2 dex for individual elemental abundances, 100 K for </text:span><text:span text:style-name="T9">T</text:span><text:span text:style-name="T7">eff</text:span><text:span text:style-name="T17">, and 0.3 dex for log(</text:span><text:span text:style-name="T9">g</text:span><text:span text:style-name="T17">).</text:span></text:p>
      <text:p text:style-name="P23"/>
      <text:p text:style-name="P37"><text:span text:style-name="T17">The lines labelled “Ford (External)” are based on spectra which were synthesised and degraded by Dominic Ford as described above. The lines labelled “Hawkins (External)” were constructed by exactly the same method, and using the same sample of stars, but we used the degraded spectra generated by </text:span><text:span text:style-name="T19">Casey &amp; Hawkins </text:span><text:span text:style-name="T17">(2016). These plots may slightly differ from their original report, since we have repeated the step of label determination by training the Cannon on their spectra.</text:span></text:p>
      <text:p text:style-name="P37"><text:span text:style-name="T17"/></text:p>
      <text:p text:style-name="P38"><text:span text:style-name="T17">Although there is some scatter between the Ford and Hawkins data sets, both are broadly consistent that LRS spectra require a SNR/</text:span><text:span text:style-name="T27">Å </text:span><text:span text:style-name="T26">&gt; 50 to achieve the target label accuracy. For HRS spectra, this increases to around SNR/</text:span><text:span text:style-name="T27">Å </text:span><text:span text:style-name="T26">&gt; 100. This difference can probably be explained because the HRS spectra cover roughly half the wavelength span of LRS spectra, and the Cannon is good at combining statistical evidence from many lines across the whole observed wavelength range.</text:span></text:p>
      <text:p text:style-name="P24"/>
      <table:table table:name="Table1" table:style-name="Table1">
        <table:table-column table:style-name="Table1.A"/>
        <table:table-column table:style-name="Table1.B"/>
        <table:table-row>
          <table:table-cell table:style-name="Table1.A1" office:value-type="string">
            <text:p text:style-name="P14"><draw:frame draw:style-name="fr3" draw:name="Image5" text:anchor-type="as-char" svg:width="8.306cm" svg:height="5.387cm" draw:z-index="3"><draw:image xlink:href="Pictures/20000002000001B90000011E051B203CEE929F63.eps" xlink:type="simple" xlink:show="embed" xlink:actuate="onLoad"/></draw:frame></text:p>
          </table:table-cell>
          <table:table-cell table:style-name="Table1.B1" office:value-type="string">
            <text:p text:style-name="P14"><draw:frame draw:style-name="fr4" draw:name="Image6" text:anchor-type="paragraph" svg:width="8.306cm" svg:height="5.493cm" draw:z-index="4"><draw:image xlink:href="Pictures/20000002000001B50000012103C14D2FF8F51C32.eps" xlink:type="simple" xlink:show="embed" xlink:actuate="onLoad"/></draw:frame></text:p>
          </table:table-cell>
        </table:table-row>
        <table:table-row>
          <table:table-cell table:style-name="Table1.A2" office:value-type="string">
            <text:p text:style-name="P14"><draw:frame draw:style-name="fr5" draw:name="Image7" text:anchor-type="paragraph" svg:width="8.306cm" svg:height="5.435cm" draw:z-index="5"><draw:image xlink:href="Pictures/20000002000001B50000011E32FB9AA84B03AADF.eps" xlink:type="simple" xlink:show="embed" xlink:actuate="onLoad"/></draw:frame></text:p>
          </table:table-cell>
          <table:table-cell table:style-name="Table1.B2" office:value-type="string">
            <text:p text:style-name="P14"><draw:frame draw:style-name="fr4" draw:name="Image8" text:anchor-type="paragraph" svg:width="8.306cm" svg:height="5.435cm" draw:z-index="6"><draw:image xlink:href="Pictures/20000002000001B50000011E76E4A1584766AEF7.eps" xlink:type="simple" xlink:show="embed" xlink:actuate="onLoad"/></draw:frame></text:p>
          </table:table-cell>
        </table:table-row>
        <text:soft-page-break/>
        <table:table-row>
          <table:table-cell table:style-name="Table1.A2" office:value-type="string">
            <text:p text:style-name="P14"><draw:frame draw:style-name="fr4" draw:name="Image9" text:anchor-type="paragraph" svg:width="8.306cm" svg:height="5.435cm" draw:z-index="7"><draw:image xlink:href="Pictures/20000002000001B50000011E1882A8D468147FDD.eps" xlink:type="simple" xlink:show="embed" xlink:actuate="onLoad"/></draw:frame></text:p>
          </table:table-cell>
          <table:table-cell table:style-name="Table1.B2" office:value-type="string">
            <text:p text:style-name="P14"><draw:frame draw:style-name="fr4" draw:name="Image10" text:anchor-type="paragraph" svg:width="8.306cm" svg:height="5.435cm" draw:z-index="8"><draw:image xlink:href="Pictures/20000002000001B50000011E1E5D8D8427B4A2D4.eps" xlink:type="simple" xlink:show="embed" xlink:actuate="onLoad"/></draw:frame></text:p>
          </table:table-cell>
        </table:table-row>
        <table:table-row>
          <table:table-cell table:style-name="Table1.A2" office:value-type="string">
            <text:p text:style-name="P14"><draw:frame draw:style-name="fr6" draw:name="Image11" text:anchor-type="paragraph" svg:width="8.306cm" svg:height="5.435cm" draw:z-index="9"><draw:image xlink:href="Pictures/20000002000001B50000011E1CA17857D837B042.eps" xlink:type="simple" xlink:show="embed" xlink:actuate="onLoad"/></draw:frame></text:p>
          </table:table-cell>
          <table:table-cell table:style-name="Table1.B2" office:value-type="string">
            <text:p text:style-name="P14"><draw:frame draw:style-name="fr4" draw:name="Image12" text:anchor-type="paragraph" svg:width="8.306cm" svg:height="5.435cm" draw:z-index="10"><draw:image xlink:href="Pictures/20000002000001B50000011ED6525B7A291D7D05.eps" xlink:type="simple" xlink:show="embed" xlink:actuate="onLoad"/></draw:frame></text:p>
          </table:table-cell>
        </table:table-row>
        <table:table-row>
          <table:table-cell table:style-name="Table1.A2" office:value-type="string">
            <text:p text:style-name="P14"><draw:frame draw:style-name="fr6" draw:name="Image13" text:anchor-type="paragraph" svg:width="8.306cm" svg:height="5.435cm" draw:z-index="11"><draw:image xlink:href="Pictures/20000002000001B50000011E689D1A7BB88153F1.eps" xlink:type="simple" xlink:show="embed" xlink:actuate="onLoad"/></draw:frame></text:p>
          </table:table-cell>
          <table:table-cell table:style-name="Table1.B2" office:value-type="string">
            <text:p text:style-name="P14"><draw:frame draw:style-name="fr6" draw:name="Image14" text:anchor-type="paragraph" svg:width="8.306cm" svg:height="5.435cm" draw:z-index="12"><draw:image xlink:href="Pictures/20000002000001B50000011EFB90AC5C48F69EA9.eps" xlink:type="simple" xlink:show="embed" xlink:actuate="onLoad"/></draw:frame></text:p>
          </table:table-cell>
        </table:table-row>
        <table:table-row>
          <table:table-cell table:style-name="Table1.A2" office:value-type="string">
            <text:p text:style-name="P14"><draw:frame draw:style-name="fr6" draw:name="Image15" text:anchor-type="paragraph" svg:width="8.306cm" svg:height="5.435cm" draw:z-index="13"><draw:image xlink:href="Pictures/20000002000001B50000011EFC6008DEB58FCB3D.eps" xlink:type="simple" xlink:show="embed" xlink:actuate="onLoad"/></draw:frame></text:p>
          </table:table-cell>
          <table:table-cell table:style-name="Table1.B2" office:value-type="string">
            <text:p text:style-name="P14"><draw:frame draw:style-name="fr4" draw:name="Image16" text:anchor-type="paragraph" svg:width="8.306cm" svg:height="5.435cm" draw:z-index="14"><draw:image xlink:href="Pictures/20000002000001B50000011E86FBF4B3780F6EDE.eps" xlink:type="simple" xlink:show="embed" xlink:actuate="onLoad"/></draw:frame></text:p>
          </table:table-cell>
        </table:table-row>
        <text:soft-page-break/>
        <table:table-row>
          <table:table-cell table:style-name="Table1.A2" office:value-type="string">
            <text:p text:style-name="P14"><draw:frame draw:style-name="fr7" draw:name="Image17" text:anchor-type="paragraph" svg:width="8.306cm" svg:height="5.435cm" draw:z-index="15"><draw:image xlink:href="Pictures/20000002000001B50000011EFC0932EF5B3BCC0B.eps" xlink:type="simple" xlink:show="embed" xlink:actuate="onLoad"/></draw:frame></text:p>
          </table:table-cell>
          <table:table-cell table:style-name="Table1.B2" office:value-type="string">
            <text:p text:style-name="P14"><draw:frame draw:style-name="fr6" draw:name="Image20" text:anchor-type="paragraph" svg:width="8.306cm" svg:height="5.435cm" draw:z-index="17"><draw:image xlink:href="Pictures/20000002000001B50000011EE50E114A603B8F07.eps" xlink:type="simple" xlink:show="embed" xlink:actuate="onLoad"/></draw:frame></text:p>
          </table:table-cell>
        </table:table-row>
        <table:table-row>
          <table:table-cell table:style-name="Table1.A2" office:value-type="string">
            <text:p text:style-name="P14"><draw:frame draw:style-name="fr7" draw:name="Image19" text:anchor-type="paragraph" svg:width="8.306cm" svg:height="5.435cm" draw:z-index="16"><draw:image xlink:href="Pictures/20000002000001B50000011EC00B0409CCF048D4.eps" xlink:type="simple" xlink:show="embed" xlink:actuate="onLoad"/></draw:frame></text:p>
          </table:table-cell>
          <table:table-cell table:style-name="Table1.B2" office:value-type="string">
            <text:p text:style-name="P14"/>
          </table:table-cell>
        </table:table-row>
      </table:table>
      <text:p text:style-name="P24"/>
      <text:p text:style-name="P24"/>
      <text:h text:style-name="Heading_20_2" text:outline-level="2">Next steps</text:h>
      <text:p text:style-name="P26">In reality, 4MOST spectra will be subject to many kinds of noise whose properties are quite different from that modelled here. In coming weeks we will test the sensitivity of the Cannon to these other sources of noise by repeating the simulations while varying the kinds of degradation applied to the spectra. This may include, for example:</text:p>
      <text:p text:style-name="P26"/>
      <text:list xml:id="list4961061904118051134" text:style-name="L1">
        <text:list-item>
          <text:p text:style-name="P27">Replacing some small fraction of the light in each test spectrum with a solar spectrum, to simulate stray light.</text:p>
        </text:list-item>
        <text:list-item>
          <text:p text:style-name="P27">Enabling 4FS’s facility to add sky emission into the test spectra, which is currently disabled. This will simulate poor sky subtraction.</text:p>
        </text:list-item>
        <text:list-item>
          <text:p text:style-name="P27">Adding additional weak lines into the test spectra at random positions.</text:p>
        </text:list-item>
        <text:list-item>
          <text:p text:style-name="P27">Applying small radial velocity offsets to the test spectra, to simulate bad RV measurements, or bad wavelength calibration.</text:p>
        </text:list-item>
      </text:list>
      <text:p text:style-name="P26"/>
      <text:p text:style-name="P26">We also plan to repeat the tests above for other sets of stars, in particular dwarf st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6:21:35.035275447</meta:creation-date>
    <dc:date>2017-07-20T16:55:33.811352209</dc:date>
    <meta:editing-duration>PT16M41S</meta:editing-duration>
    <meta:editing-cycles>5</meta:editing-cycles>
    <meta:generator>LibreOffice/5.1.6.2$Linux_X86_64 LibreOffice_project/10m0$Build-2</meta:generator>
    <meta:document-statistic meta:table-count="1" meta:image-count="19" meta:object-count="0" meta:page-count="6" meta:paragraph-count="42" meta:word-count="1414" meta:character-count="8460" meta:non-whitespace-character-count="7087"/>
  </office:meta>
</office:document-meta>
</file>